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26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0.3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12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alos</text:p>
          </table:table-cell>
          <table:table-cell office:value-type="string" calcext:value-type="string">
            <text:p><text:s/>Jozel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2]=&quot;s&quot;;[.D2]/2; IF([.E2]=&quot;l&quot;;[.D2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eiwe</text:p>
          </table:table-cell>
          <table:table-cell office:value-type="string" calcext:value-type="string">
            <text:p><text:s/>Ja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3]=&quot;s&quot;;[.D3]/2; IF([.E3]=&quot;l&quot;;[.D3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<text:s/>Jacob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4]=&quot;s&quot;;[.D4]/2; IF([.E4]=&quot;l&quot;;[.D4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<text:s/>Grey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5]=&quot;s&quot;;[.D5]/2; IF([.E5]=&quot;l&quot;;[.D5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liston</text:p>
          </table:table-cell>
          <table:table-cell office:value-type="string" calcext:value-type="string">
            <text:p><text:s/>Jos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6]=&quot;s&quot;;[.D6]/2; IF([.E6]=&quot;l&quot;;[.D6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<text:s/>P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7]=&quot;s&quot;;[.D7]/2; IF([.E7]=&quot;l&quot;;[.D7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vero</text:p>
          </table:table-cell>
          <table:table-cell office:value-type="string" calcext:value-type="string">
            <text:p><text:s/>Mi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8]=&quot;s&quot;;[.D8]/2; IF([.E8]=&quot;l&quot;;[.D8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ell</text:p>
          </table:table-cell>
          <table:table-cell office:value-type="string" calcext:value-type="string">
            <text:p><text:s/>E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9]=&quot;s&quot;;[.D9]/2; IF([.E9]=&quot;l&quot;;[.D9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<text:s/>Ze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10]=&quot;s&quot;;[.D10]/2; IF([.E10]=&quot;l&quot;;[.D10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<text:s/>Ski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11]=&quot;s&quot;;[.D11]/2; IF([.E11]=&quot;l&quot;;[.D11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ers</text:p>
          </table:table-cell>
          <table:table-cell office:value-type="string" calcext:value-type="string">
            <text:p><text:s/>Cad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12]=&quot;s&quot;;[.D12]/2; IF([.E12]=&quot;l&quot;;[.D12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<text:s/>Er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13]=&quot;s&quot;;[.D13]/2; IF([.E13]=&quot;l&quot;;[.D13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<text:s/>Kadance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</text:p>
          </table:table-cell>
          <table:table-cell table:formula="of:=IF([.E14]=&quot;s&quot;;[.D14]/2; IF([.E14]=&quot;l&quot;;[.D14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<text:s/>Jaco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15]=&quot;s&quot;;[.D15]/2; IF([.E15]=&quot;l&quot;;[.D15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gbert</text:p>
          </table:table-cell>
          <table:table-cell office:value-type="string" calcext:value-type="string">
            <text:p><text:s/>Rid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16]=&quot;s&quot;;[.D16]/2; IF([.E16]=&quot;l&quot;;[.D16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<text:s/>(Steven) El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17]=&quot;s&quot;;[.D17]/2; IF([.E17]=&quot;l&quot;;[.D17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hn</text:p>
          </table:table-cell>
          <table:table-cell office:value-type="string" calcext:value-type="string">
            <text:p><text:s/>Ky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18]=&quot;s&quot;;[.D18]/2; IF([.E18]=&quot;l&quot;;[.D18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ther</text:p>
          </table:table-cell>
          <table:table-cell office:value-type="string" calcext:value-type="string">
            <text:p><text:s/>Anai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19]=&quot;s&quot;;[.D19]/2; IF([.E19]=&quot;l&quot;;[.D19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<text:s/>Lu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20]=&quot;s&quot;;[.D20]/2; IF([.E20]=&quot;l&quot;;[.D20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<text:s/>Mar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21]=&quot;s&quot;;[.D21]/2; IF([.E21]=&quot;l&quot;;[.D21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<text:s/>Ed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22]=&quot;s&quot;;[.D22]/2; IF([.E22]=&quot;l&quot;;[.D22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<text:s/>Char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23]=&quot;s&quot;;[.D23]/2; IF([.E23]=&quot;l&quot;;[.D23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on</text:p>
          </table:table-cell>
          <table:table-cell office:value-type="string" calcext:value-type="string">
            <text:p><text:s/>Hann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formula="of:=IF([.E24]=&quot;s&quot;;[.D24]/2; IF([.E24]=&quot;l&quot;;[.D24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<text:s/>Ja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25]=&quot;s&quot;;[.D25]/2; IF([.E25]=&quot;l&quot;;[.D25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<text:s/>Braed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26]=&quot;s&quot;;[.D26]/2; IF([.E26]=&quot;l&quot;;[.D26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x</text:p>
          </table:table-cell>
          <table:table-cell office:value-type="string" calcext:value-type="string">
            <text:p><text:s/>Jord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formula="of:=IF([.E27]=&quot;s&quot;;[.D27]/2; IF([.E27]=&quot;l&quot;;[.D27]/4;0)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<text:s/>Con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28]=&quot;s&quot;;[.D28]/2; IF([.E28]=&quot;l&quot;;[.D28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<text:s/>Ri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29]=&quot;s&quot;;[.D29]/2; IF([.E29]=&quot;l&quot;;[.D29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nes-Stockmann</text:p>
          </table:table-cell>
          <table:table-cell office:value-type="string" calcext:value-type="string">
            <text:p><text:s/>Micha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30]=&quot;s&quot;;[.D30]/2; IF([.E30]=&quot;l&quot;;[.D30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<text:s/>Lo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31]=&quot;s&quot;;[.D31]/2; IF([.E31]=&quot;l&quot;;[.D31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<text:s/>Ky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32]=&quot;s&quot;;[.D32]/2; IF([.E32]=&quot;l&quot;;[.D32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lso</text:p>
          </table:table-cell>
          <table:table-cell office:value-type="string" calcext:value-type="string">
            <text:p><text:s/>Jet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33]=&quot;s&quot;;[.D33]/2; IF([.E33]=&quot;l&quot;;[.D33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dner</text:p>
          </table:table-cell>
          <table:table-cell office:value-type="string" calcext:value-type="string">
            <text:p><text:s/>Gab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34]=&quot;s&quot;;[.D34]/2; IF([.E34]=&quot;l&quot;;[.D34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ingler</text:p>
          </table:table-cell>
          <table:table-cell office:value-type="string" calcext:value-type="string">
            <text:p><text:s/>Ma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35]=&quot;s&quot;;[.D35]/2; IF([.E35]=&quot;l&quot;;[.D35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char</text:p>
          </table:table-cell>
          <table:table-cell office:value-type="string" calcext:value-type="string">
            <text:p><text:s/>Alexa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36]=&quot;s&quot;;[.D36]/2; IF([.E36]=&quot;l&quot;;[.D36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<text:s/>Den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37]=&quot;s&quot;;[.D37]/2; IF([.E37]=&quot;l&quot;;[.D37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kovic</text:p>
          </table:table-cell>
          <table:table-cell office:value-type="string" calcext:value-type="string">
            <text:p><text:s/>Joshu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38]=&quot;s&quot;;[.D38]/2; IF([.E38]=&quot;l&quot;;[.D38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gnusson</text:p>
          </table:table-cell>
          <table:table-cell office:value-type="string" calcext:value-type="string">
            <text:p><text:s/>Pey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39]=&quot;s&quot;;[.D39]/2; IF([.E39]=&quot;l&quot;;[.D39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<text:s/>Isa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40]=&quot;s&quot;;[.D40]/2; IF([.E40]=&quot;l&quot;;[.D40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ufas</text:p>
          </table:table-cell>
          <table:table-cell office:value-type="string" calcext:value-type="string">
            <text:p><text:s/>Dari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41]=&quot;s&quot;;[.D41]/2; IF([.E41]=&quot;l&quot;;[.D41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cMurray</text:p>
          </table:table-cell>
          <table:table-cell office:value-type="string" calcext:value-type="string">
            <text:p><text:s/>Timot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42]=&quot;s&quot;;[.D42]/2; IF([.E42]=&quot;l&quot;;[.D42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<text:s/>Ell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43]=&quot;s&quot;;[.D43]/2; IF([.E43]=&quot;l&quot;;[.D43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ers</text:p>
          </table:table-cell>
          <table:table-cell office:value-type="string" calcext:value-type="string">
            <text:p><text:s/>Gav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44]=&quot;s&quot;;[.D44]/2; IF([.E44]=&quot;l&quot;;[.D44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<text:s/>Ry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formula="of:=IF([.E45]=&quot;s&quot;;[.D45]/2; IF([.E45]=&quot;l&quot;;[.D45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lmatier</text:p>
          </table:table-cell>
          <table:table-cell office:value-type="string" calcext:value-type="string">
            <text:p><text:s/>Carl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46]=&quot;s&quot;;[.D46]/2; IF([.E46]=&quot;l&quot;;[.D46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ez-Tamayo</text:p>
          </table:table-cell>
          <table:table-cell office:value-type="string" calcext:value-type="string">
            <text:p><text:s/>Arman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47]=&quot;s&quot;;[.D47]/2; IF([.E47]=&quot;l&quot;;[.D47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elps</text:p>
          </table:table-cell>
          <table:table-cell office:value-type="string" calcext:value-type="string">
            <text:p><text:s/>Por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48]=&quot;s&quot;;[.D48]/2; IF([.E48]=&quot;l&quot;;[.D48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rtillo</text:p>
          </table:table-cell>
          <table:table-cell office:value-type="string" calcext:value-type="string">
            <text:p><text:s/>Sawy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49]=&quot;s&quot;;[.D49]/2; IF([.E49]=&quot;l&quot;;[.D49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<text:s/>Sh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50]=&quot;s&quot;;[.D50]/2; IF([.E50]=&quot;l&quot;;[.D50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lido</text:p>
          </table:table-cell>
          <table:table-cell office:value-type="string" calcext:value-type="string">
            <text:p><text:s/>R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51]=&quot;s&quot;;[.D51]/2; IF([.E51]=&quot;l&quot;;[.D51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mussen</text:p>
          </table:table-cell>
          <table:table-cell office:value-type="string" calcext:value-type="string">
            <text:p><text:s/>Pa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52]=&quot;s&quot;;[.D52]/2; IF([.E52]=&quot;l&quot;;[.D52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<text:s/>Kirt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53]=&quot;s&quot;;[.D53]/2; IF([.E53]=&quot;l&quot;;[.D53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s/>Krishna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54]=&quot;s&quot;;[.D54]/2; IF([.E54]=&quot;l&quot;;[.D54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wley</text:p>
          </table:table-cell>
          <table:table-cell office:value-type="string" calcext:value-type="string">
            <text:p><text:s/>Ry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55]=&quot;s&quot;;[.D55]/2; IF([.E55]=&quot;l&quot;;[.D55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<text:s/>Huxl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formula="of:=IF([.E56]=&quot;s&quot;;[.D56]/2; IF([.E56]=&quot;l&quot;;[.D56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<text:s/>Eth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57]=&quot;s&quot;;[.D57]/2; IF([.E57]=&quot;l&quot;;[.D57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haefermeyer</text:p>
          </table:table-cell>
          <table:table-cell office:value-type="string" calcext:value-type="string">
            <text:p><text:s/>Timot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58]=&quot;s&quot;;[.D58]/2; IF([.E58]=&quot;l&quot;;[.D58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enfeld</text:p>
          </table:table-cell>
          <table:table-cell office:value-type="string" calcext:value-type="string">
            <text:p><text:s/>Jose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formula="of:=IF([.E59]=&quot;s&quot;;[.D59]/2; IF([.E59]=&quot;l&quot;;[.D59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field</text:p>
          </table:table-cell>
          <table:table-cell office:value-type="string" calcext:value-type="string">
            <text:p><text:s/>Donav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60]=&quot;s&quot;;[.D60]/2; IF([.E60]=&quot;l&quot;;[.D60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<text:s/>Jo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61]=&quot;s&quot;;[.D61]/2; IF([.E61]=&quot;l&quot;;[.D61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<text:s/>Ow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62]=&quot;s&quot;;[.D62]/2; IF([.E62]=&quot;l&quot;;[.D62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<text:s/>Ma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63]=&quot;s&quot;;[.D63]/2; IF([.E63]=&quot;l&quot;;[.D63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nkey</text:p>
          </table:table-cell>
          <table:table-cell office:value-type="string" calcext:value-type="string">
            <text:p><text:s/>Saku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64]=&quot;s&quot;;[.D64]/2; IF([.E64]=&quot;l&quot;;[.D64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<text:s/>Al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65]=&quot;s&quot;;[.D65]/2; IF([.E65]=&quot;l&quot;;[.D65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<text:s/>Lind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66]=&quot;s&quot;;[.D66]/2; IF([.E66]=&quot;l&quot;;[.D66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rell</text:p>
          </table:table-cell>
          <table:table-cell office:value-type="string" calcext:value-type="string">
            <text:p><text:s/>Hu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67]=&quot;s&quot;;[.D67]/2; IF([.E67]=&quot;l&quot;;[.D67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<text:s/>Aman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68]=&quot;s&quot;;[.D68]/2; IF([.E68]=&quot;l&quot;;[.D68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<text:s/>Griff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69]=&quot;s&quot;;[.D69]/2; IF([.E69]=&quot;l&quot;;[.D69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yberg</text:p>
          </table:table-cell>
          <table:table-cell office:value-type="string" calcext:value-type="string">
            <text:p><text:s/>K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70]=&quot;s&quot;;[.D70]/2; IF([.E70]=&quot;l&quot;;[.D70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bler</text:p>
          </table:table-cell>
          <table:table-cell office:value-type="string" calcext:value-type="string">
            <text:p><text:s/>Ari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71]=&quot;s&quot;;[.D71]/2; IF([.E71]=&quot;l&quot;;[.D71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<text:s/>Jonath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formula="of:=IF([.E72]=&quot;s&quot;;[.D72]/2; IF([.E72]=&quot;l&quot;;[.D72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lano</text:p>
          </table:table-cell>
          <table:table-cell office:value-type="string" calcext:value-type="string">
            <text:p><text:s/>A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73]=&quot;s&quot;;[.D73]/2; IF([.E73]=&quot;l&quot;;[.D73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<text:s/>Skyl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74]=&quot;s&quot;;[.D74]/2; IF([.E74]=&quot;l&quot;;[.D74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<text:s/>Aly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75]=&quot;s&quot;;[.D75]/2; IF([.E75]=&quot;l&quot;;[.D75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<text:s/>Stella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table:formula="of:=IF([.E76]=&quot;s&quot;;[.D76]/2; IF([.E76]=&quot;l&quot;;[.D76]/4;0))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<text:s/>Just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77]=&quot;s&quot;;[.D77]/2; IF([.E77]=&quot;l&quot;;[.D77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<text:s/>Amel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78]=&quot;s&quot;;[.D78]/2; IF([.E78]=&quot;l&quot;;[.D78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<text:s/>Timoth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formula="of:=IF([.E79]=&quot;s&quot;;[.D79]/2; IF([.E79]=&quot;l&quot;;[.D79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hitmore</text:p>
          </table:table-cell>
          <table:table-cell office:value-type="string" calcext:value-type="string">
            <text:p><text:s/>Pa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formula="of:=IF([.E80]=&quot;s&quot;;[.D80]/2; IF([.E80]=&quot;l&quot;;[.D80]/4;0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ride</text:p>
          </table:table-cell>
          <table:table-cell office:value-type="string" calcext:value-type="string">
            <text:p><text:s/>S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81]=&quot;s&quot;;[.D81]/2; IF([.E81]=&quot;l&quot;;[.D81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rdley</text:p>
          </table:table-cell>
          <table:table-cell office:value-type="string" calcext:value-type="string">
            <text:p><text:s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82]=&quot;s&quot;;[.D82]/2; IF([.E82]=&quot;l&quot;;[.D82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cum</text:p>
          </table:table-cell>
          <table:table-cell office:value-type="string" calcext:value-type="string">
            <text:p><text:s/>Benja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83]=&quot;s&quot;;[.D83]/2; IF([.E83]=&quot;l&quot;;[.D83]/4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<text:s/>Dan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formula="of:=IF([.E84]=&quot;s&quot;;[.D84]/2; IF([.E84]=&quot;l&quot;;[.D84]/4;0)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<text:s/>Al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IF([.E85]=&quot;s&quot;;[.D85]/2; IF([.E85]=&quot;l&quot;;[.D85]/4;0)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8T15:10:48.887829179</dc:date>
    <meta:editing-duration>PT5M49S</meta:editing-duration>
    <meta:editing-cycles>1</meta:editing-cycles>
    <meta:document-statistic meta:table-count="1" meta:cell-count="508" meta:object-count="0"/>
    <meta:generator>LibreOffice/7.2.3.1$Linux_X86_64 LibreOffice_project/7b257967b9cd574cb72598999edde852baa10d80</meta:generator>
  </office:meta>
</office:document-meta>
</file>